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3646in"/>
    </style:style>
    <style:style style:name="co3" style:family="table-column">
      <style:table-column-properties fo:break-before="auto" style:column-width="1.7709in"/>
    </style:style>
    <style:style style:name="co4" style:family="table-column">
      <style:table-column-properties fo:break-before="auto" style:column-width="1.8126in"/>
    </style:style>
    <style:style style:name="co5" style:family="table-column">
      <style:table-column-properties fo:break-before="auto" style:column-width="4.8028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2pt" style:font-size-asian="22pt" style:font-size-complex="2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16352" table:default-cell-style-name="ce1"/>
        <table:table-column table:style-name="co7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machine_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ENUM('Active', 'Inactive')</text:p>
          </table:table-cell>
          <table:table-cell table:number-columns-repeated="2"/>
          <table:table-cell office:value-type="string" calcext:value-type="string">
            <text:p>DEFAULT 'Inactive'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ENUM('Super', 'Administrator', 'Basic')</text:p>
          </table:table-cell>
          <table:table-cell table:number-columns-repeated="2"/>
          <table:table-cell office:value-type="string" calcext:value-type="string">
            <text:p>DEFAULT 'Basic'</text:p>
          </table:table-cell>
          <table:table-cell table:number-columns-repeated="16376"/>
        </table:table-row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6" table:number-rows-spanned="1">
            <text:p>work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worker_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task_id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A_I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71"/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ENUM('Pending', 'In Progress', 'Completed')</text:p>
          </table:table-cell>
          <table:table-cell table:number-columns-repeated="2"/>
          <table:table-cell office:value-type="string" calcext:value-type="string">
            <text:p>DEFAULT 'Pending'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phone</text:p>
          </table:table-cell>
          <table:table-cell office:value-type="string" calcext:value-type="string">
            <text:p>INT UNSIGNED</text:p>
          </table:table-cell>
          <table:table-cell table:number-columns-repeated="6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company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or</text:p>
          </table:table-cell>
          <table:table-cell office:value-type="string" calcext:value-type="string">
            <text:p>INT UNSIGNED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REFERENCES user(user_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executor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user(user_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machine</text:p>
          </table:table-cell>
          <table:table-cell office:value-type="string" calcext:value-type="string">
            <text:p>INT UNSIGNED</text:p>
          </table:table-cell>
          <table:table-cell table:number-columns-repeated="2"/>
          <table:table-cell office:value-type="string" calcext:value-type="string">
            <text:p>REFERENCES machine(machine_id)</text:p>
          </table:table-cell>
          <table:table-cell table:number-columns-repeated="16368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2-15T20:17:34.877000000</dc:date>
    <meta:editing-cycles>23</meta:editing-cycles>
    <meta:editing-duration>PT3H40M11S</meta:editing-duration>
    <meta:document-statistic meta:table-count="1" meta:cell-count="115" meta:object-count="0"/>
  </office:meta>
</office:document-meta>
</file>